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c5e85" officeooo:paragraph-rsid="001c5e85"/>
    </style:style>
    <style:style style:name="P2" style:family="paragraph" style:parent-style-name="Standard">
      <style:text-properties officeooo:rsid="001d4800" officeooo:paragraph-rsid="001d4800"/>
    </style:style>
    <style:style style:name="P3" style:family="paragraph" style:parent-style-name="Standard">
      <style:text-properties fo:font-weight="bold" officeooo:paragraph-rsid="001d4800" style:font-weight-asian="bold" style:font-weight-complex="bold"/>
    </style:style>
    <style:style style:name="P4" style:family="paragraph" style:parent-style-name="Standard">
      <style:text-properties officeooo:paragraph-rsid="001d827f"/>
    </style:style>
    <style:style style:name="P5" style:family="paragraph" style:parent-style-name="Text_20_body" style:list-style-name="L5">
      <style:paragraph-properties fo:text-align="start" style:justify-single-word="false"/>
    </style:style>
    <style:style style:name="P6" style:family="paragraph" style:parent-style-name="Text_20_body">
      <style:paragraph-properties fo:margin-top="0in" fo:margin-bottom="0in" loext:contextual-spacing="false"/>
    </style:style>
    <style:style style:name="P7" style:family="paragraph" style:parent-style-name="Text_20_body">
      <style:paragraph-properties fo:margin-top="0in" fo:margin-bottom="0in" loext:contextual-spacing="false" fo:text-align="start" style:justify-single-word="false"/>
    </style:style>
    <style:style style:name="P8" style:family="paragraph" style:parent-style-name="Text_20_body" style:list-style-name="L5">
      <style:paragraph-properties fo:margin-top="0in" fo:margin-bottom="0in" loext:contextual-spacing="false" fo:text-align="start" style:justify-single-word="false"/>
    </style:style>
    <style:style style:name="P9" style:family="paragraph" style:parent-style-name="Text_20_body">
      <style:paragraph-properties fo:margin-top="0in" fo:margin-bottom="0in" loext:contextual-spacing="false" fo:text-align="start" style:justify-single-word="false"/>
      <style:text-properties officeooo:rsid="00239983" officeooo:paragraph-rsid="00239983" fo:background-color="#ffff00"/>
    </style:style>
    <style:style style:name="P10" style:family="paragraph" style:parent-style-name="Standard">
      <style:text-properties fo:font-style="normal" officeooo:rsid="001d827f" officeooo:paragraph-rsid="001d827f" style:font-style-asian="normal" style:font-style-complex="normal"/>
    </style:style>
    <style:style style:name="P11" style:family="paragraph" style:parent-style-name="Standard">
      <style:text-properties fo:font-style="normal" fo:font-weight="normal" officeooo:rsid="001d827f" officeooo:paragraph-rsid="001d827f" style:font-style-asian="normal" style:font-weight-asian="normal" style:font-style-complex="normal" style:font-weight-complex="normal"/>
    </style:style>
    <style:style style:name="P12" style:family="paragraph" style:parent-style-name="Standard">
      <style:text-properties officeooo:rsid="002119a1" officeooo:paragraph-rsid="002119a1"/>
    </style:style>
    <style:style style:name="P13" style:family="paragraph" style:parent-style-name="Standard">
      <style:text-properties officeooo:paragraph-rsid="002119a1"/>
    </style:style>
    <style:style style:name="P14" style:family="paragraph" style:parent-style-name="Standard">
      <style:text-properties officeooo:rsid="001d4800" officeooo:paragraph-rsid="002119a1"/>
    </style:style>
    <style:style style:name="P15" style:family="paragraph" style:parent-style-name="Standard">
      <style:text-properties officeooo:paragraph-rsid="001d827f"/>
    </style:style>
    <style:style style:name="P16" style:family="paragraph" style:parent-style-name="Standard">
      <style:text-properties officeooo:rsid="00239983" officeooo:paragraph-rsid="00239983" fo:background-color="#ffff00"/>
    </style:style>
    <style:style style:name="P17" style:family="paragraph" style:parent-style-name="Standard">
      <style:paragraph-properties fo:break-before="page"/>
      <style:text-properties officeooo:rsid="002119a1" officeooo:paragraph-rsid="002119a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officeooo:rsid="001d4800"/>
    </style:style>
    <style:style style:name="T5" style:family="text">
      <style:text-properties officeooo:rsid="001d827f"/>
    </style:style>
    <style:style style:name="T6" style:family="text">
      <style:text-properties fo:font-style="italic" style:font-style-asian="italic" style:font-style-complex="italic"/>
    </style:style>
    <style:style style:name="T7" style:family="text">
      <style:text-properties fo:font-style="normal" officeooo:rsid="001d827f"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d827f"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1d827f" style:font-style-asian="normal" style:font-weight-asian="bold" style:font-style-complex="normal" style:font-weight-complex="bold"/>
    </style:style>
    <style:style style:name="T12" style:family="text">
      <style:text-properties officeooo:rsid="002119a1"/>
    </style:style>
    <style:style style:name="T13" style:family="text">
      <style:text-properties fo:background-color="#99ff99" loext:char-shading-value="0"/>
    </style:style>
    <style:style style:name="T14" style:family="text">
      <style:text-properties fo:background-color="#ffcc00"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12">3</text:span>. schůze senátu v 10. funkčním období (2<text:span text:style-name="T12">2</text:span>. <text:span text:style-name="T12">října </text:span>2015)</text:h>
      <text:p text:style-name="P1"/>
      <text:h text:style-name="Heading_20_2" text:outline-level="2">Pořad schůze:</text:h>
      <text:p text:style-name="P6"/>
      <text:list xml:id="list7020796279695967781" text:style-name="L5">
        <text:list-item>
          <text:p text:style-name="P8">Informace vlády ČR o výsledcích jednání Evropské rady, která se konala ve dnech 15. - 16. října 2015</text:p>
        </text:list-item>
        <text:list-item>
          <text:p text:style-name="P8"><text:span text:style-name="T14">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span><text:line-break/><text:span text:style-name="T1">/senátní tisk č. </text:span><text:a xlink:type="simple" xlink:href="http://senat.cz/xqw/xervlet/pssenat/tabulka?IS=5563#3756" text:style-name="Internet_20_link" text:visited-style-name="Visited_20_Internet_20_Link"><text:span text:style-name="T1">127</text:span></text:a><text:span text:style-name="T1">/</text:span></text:p>
        </text:list-item>
        <text:list-item>
          <text:p text:style-name="P8"><text:span text:style-name="T14">Návrh zákona, kterým se mění zákon č. 248/2000 Sb., o podpoře regionálního rozvoje, ve znění pozdějších předpisů, a některé další zákony</text:span><text:line-break/><text:span text:style-name="T1">/senátní tisk č. </text:span><text:a xlink:type="simple" xlink:href="http://senat.cz/xqw/xervlet/pssenat/tabulka?IS=5563#3757" text:style-name="Internet_20_link" text:visited-style-name="Visited_20_Internet_20_Link"><text:span text:style-name="T1">128</text:span></text:a><text:span text:style-name="T1">/</text:span></text:p>
        </text:list-item>
        <text:list-item>
          <text:p text:style-name="P8"><text:span text:style-name="T13">Návrh zákona o zvláštních podmínkách účinnosti některých smluv, uveřejňování těchto smluv a o registru smluv (zákon o registru smluv)</text:span><text:line-break/><text:span text:style-name="T1">/senátní tisk č. </text:span><text:a xlink:type="simple" xlink:href="http://senat.cz/xqw/xervlet/pssenat/tabulka?IS=5563#3755" text:style-name="Internet_20_link" text:visited-style-name="Visited_20_Internet_20_Link"><text:span text:style-name="T1">126</text:span></text:a><text:span text:style-name="T1">/</text:span></text:p>
        </text:list-item>
        <text:list-item>
          <text:p text:style-name="P8">Návrh usnesení Senátu Parlamentu České republiky k informaci vlády České republiky o změně rámcové pozice k návrhu nařízení Rady o zřízení Úřadu evropského veřejného žalobce</text:p>
        </text:list-item>
        <text:list-item>
          <text:p text:style-name="P8">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p>
        </text:list-item>
        <text:list-item>
          <text:p text:style-name="P8">Vládní návrh, kterým se předkládá Parlamentu České republiky k vyslovení souhlasu návrh na ratifikaci změn Úmluvy o mezinárodní železniční přepravě (COTIF) a na odvolání výhrady České republiky k této Úmluvě<text:line-break/><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5"><text:span text:style-name="T13">Návrh senátního návrhu zákona senátora Iva Valenty a dalších senátorů, kterým se mění zákon č. 121/2000 Sb., o právu autorském, o právech souvisejících s právem autorským a o znění některých zákonů (autorský zákon), ve znění pozdějších předpisů</text:span><text:line-break/><text:span text:style-name="T1">/senátní tisk č. </text:span><text:a xlink:type="simple" xlink:href="http://senat.cz/xqw/xervlet/pssenat/tabulka?IS=5563#3754" text:style-name="Internet_20_link" text:visited-style-name="Visited_20_Internet_20_Link"><text:span text:style-name="T1">125</text:span></text:a><text:span text:style-name="T1">/</text:span> (1. čtení) </text:p>
        </text:list-item>
      </text:list>
      <text:p text:style-name="P7"><text:span text:style-name="T1"/></text:p>
      <text:p text:style-name="P7"><text:span text:style-name="T1"/></text:p>
      <text:p text:style-name="P7"><text:span text:style-name="T1"/></text:p>
      <text:p text:style-name="P7"><text:span text:style-name="T1"/></text:p>
      <text:p text:style-name="P7"><text:span text:style-name="T1"/></text:p>
      <text:p text:style-name="P9"><text:span text:style-name="T1">DRAFT – NEJDE O FINALNI VERZI</text:span></text:p>
      <text:p text:style-name="P17">Na pořadu této schůze je několik významných návrhů zákonů – zejména zákon o registru smluv a novela autorského zákona.</text:p>
      <text:p text:style-name="P12"/>
      <text:p text:style-name="P13"><text:span text:style-name="T12">Zákon o registru smluv 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12">Zákon zahrnuje vlastní zveřejňování textu smluv, tj. nepůjde jen o metadata bez textu.</text:span></text:p>
      <text:p text:style-name="P12">Tisková zpráva Pirátů z 21. září: <text:s/><text:a xlink:type="simple" xlink:href="https://www.pirati.cz/tiskove-zpravy/registr_smluv_mame_ale_zazrak_to_neni" text:style-name="Internet_20_link" text:visited-style-name="Visited_20_Internet_20_Link">https://www.pirati.cz/tiskove-zpravy/registr_smluv_mame_ale_zazrak_to_neni</text:a></text:p>
      <text:p text:style-name="P12"/>
      <text:p text:style-name="P13"><text:span text:style-name="T12">Návrh změny autorského zákona od Senátora Valenty </text:span>do zákona vkládá ustanovení o výjimce právě pro folklórní díla během živých hudebních produkcí. <text:span text:style-name="T12">Zákon je to velice prostý, Piráti k němu však připravili pozměňovací návrh.</text:span></text:p>
      <text:p text:style-name="P12">Pozměňovací návrh Pirátů: <text:a xlink:type="simple" xlink:href="https://github.com/pirati-cz/senat/blob/master/navrhy/Autorsky%20zakon/ST_125.pdf" text:style-name="Internet_20_link" text:visited-style-name="Visited_20_Internet_20_Link">https://github.com/pirati-cz/senat/blob/master/navrhy/Autorsky%20zakon/ST_125.pdf</text:a></text:p>
      <text:p text:style-name="P14"/>
      <text:h text:style-name="Heading_20_3" text:outline-level="3">Z dalších tisků:</text:h>
      <text:p text:style-name="P3"><text:span text:style-name="T5">Bod č. 3 – ratifikace </text:span>Dohod<text:span text:style-name="T4">y</text:span> o hospodářském partnerství mezi státy CARIFORA na jedné straně a Evropským společenstvím a jeho členskými státy</text:p>
      <text:p text:style-name="P2">Jde o podporu rozvojové politiky, které se má dosáhnout oboustranným zjednodušením přístupu na trhy. Vzhledem ke konkurenci na Evropském trhu, resp. asymetričnosti trhů, půjde spíše o zajištění nových odbytišť Evropským exportérům výměnou za širší nabídku rumu v Evropě.</text:p>
      <text:p text:style-name="P2"/>
      <text:p text:style-name="P4"><text:span text:style-name="T3">Bod č. 4 - </text:span><text:span text:style-name="T2">ratifikac</text:span><text:span text:style-name="T3">e</text:span><text:span text:style-name="T2"> Opční</text:span><text:span text:style-name="T3">ho</text:span><text:span text:style-name="T2"> protokol</text:span><text:span text:style-name="T3">u</text:span><text:span text:style-name="T2"> k Úmluvě o právech dítěte zavádějící postup předkládání oznámení</text:span> <text:span text:style-name="T5">zavádí v</text:span>ýbor pro práva dítěte, kterému lze oznámit porušování práv. <text:span text:style-name="T5">V</text:span>ýbor může vyšetřovat závažná či systematická porušování práv a kritizovat daný stát.</text:p>
      <text:p text:style-name="P4"><text:span text:style-name="T5">Z programu Mezinárodních vztahů </text:span><text:span text:style-name="T6">Pirátské hnutí prosazuje respekt pro lidská práva</text:span><text:span text:style-name="T7">, mezi které lze zařadit I práva dětí.</text:span></text:p>
      <text:p text:style-name="P10"/>
      <text:p text:style-name="P4"><text:span text:style-name="T11">Bod č. 5 – ratifikace D</text:span><text:span text:style-name="T10">ohod</text:span><text:span text:style-name="T11">y</text:span><text:span text:style-name="T10"> mezi vládou České republiky a vládou Státu Izrael o programu pracovní dovolené</text:span><text:span text:style-name="T8"> </text:span><text:span text:style-name="T9">zavádí možnost krátkodobě pracovat během dlouhodobého pobytu jako tzv. "vedlejší efekt", tj. zaměstnání není hlavní účel pobytu a s omezením na max. 3 měsíce. Podobné smlouvy již existují s Kanadou či Novým Zélandem. Smlouva se zdá být symetrická jak požaduje Pirátský program.</text:span></text:p>
      <text:p text:style-name="P4"><text:span text:style-name="T9"/></text:p>
      <text:p text:style-name="P16"><text:span text:style-name="T9">P</text:span><text:span text:style-name="T8">OZOR JDE O KOPII Z MINULE SCHUZE</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13T12:12:07.678979048</dc:date>
    <meta:editing-duration>PT20M56S</meta:editing-duration>
    <meta:editing-cycles>4</meta:editing-cycles>
    <meta:generator>LibreOffice/4.4.5.2$Linux_x86 LibreOffice_project/40$Build-2</meta:generator>
    <meta:document-statistic meta:table-count="0" meta:image-count="0" meta:object-count="0" meta:page-count="2" meta:paragraph-count="23" meta:word-count="642" meta:character-count="4291" meta:non-whitespace-character-count="3674"/>
  </office:meta>
</office:document-meta>
</file>